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E9F71E84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8.6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title">
      <style:graphic-properties draw:auto-grow-height="true" fo:min-height="3.067cm"/>
    </style:style>
    <style:style style:name="pr4" style:family="presentation" style:parent-style-name="Vintage-subtitle">
      <style:graphic-properties draw:fill-color="#ffffff" fo:min-height="12.179cm"/>
    </style:style>
    <style:style style:name="pr5" style:family="presentation" style:parent-style-name="Vintage-notes">
      <style:graphic-properties draw:fill-color="#ffffff" fo:min-height="14cm"/>
    </style:style>
    <style:style style:name="pr6" style:family="presentation" style:parent-style-name="Vintage-title">
      <style:graphic-properties fo:min-height="3.067cm"/>
    </style:style>
    <style:style style:name="pr7" style:family="presentation" style:parent-style-name="Vintage-outline1">
      <style:graphic-properties fo:min-height="11.929cm"/>
    </style:style>
    <style:style style:name="pr8" style:family="presentation" style:parent-style-name="Vintage-subtitle" style:list-style-name="L3">
      <style:graphic-properties draw:fill-color="#ffffff" fo:min-height="15.208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start"/>
    </style:style>
    <style:style style:name="P3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style:font-name="Liberation Serif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9">
        <draw:frame presentation:style-name="pr1" draw:text-style-name="P1" draw:layer="layout" svg:width="20.8cm" svg:height="8.6cm" svg:x="3.4cm" svg:y="5.4cm" presentation:class="title" presentation:user-transformed="true">
          <draw:text-box>
            <text:p text:style-name="P1"><text:span text:style-name="T1">SIMULATOR SOFTWARE</text:span><text:span text:style-name="T1"><text:line-break/></text:span><text:span text:style-name="T1"> FOR SIC </text:span><text:span text:style-name="T1"><text:line-break/></text:span><text:span text:style-name="T1">MACHINE LANGUAG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0">
        <draw:frame presentation:style-name="pr3" draw:layer="layout" svg:width="22.5cm" svg:height="3.457cm" svg:x="1.4cm" svg:y="0.605cm" presentation:class="title">
          <draw:text-box>
            <text:p>SIMPLIFIED INSTRUCTION COMPUTER (SIC / SIC XE)</text:p>
          </draw:text-box>
        </draw:frame>
        <draw:frame presentation:style-name="pr4" draw:layer="layout" svg:width="25.2cm" svg:height="12.179cm" svg:x="1.4cm" svg:y="5.06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3T1">
        <draw:frame presentation:style-name="pr6" draw:layer="layout" svg:width="22.5cm" svg:height="3.067cm" svg:x="1.4cm" svg:y="0.8cm" presentation:class="title">
          <draw:text-box>
            <text:p>GETTING STARTED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Get the assembler.exe file on your computer.</text:p>
              </text:list-item>
              <text:list-item>
                <text:p>Directly run the .exe file on Windows.</text:p>
              </text:list-item>
              <text:list-item>
                <text:p>Open the terminal (if on Linux).</text:p>
              </text:list-item>
              <text:list-item>
                <text:p>Go to the location of the executable file.</text:p>
              </text:list-item>
              <text:list-item>
                <text:p>Run by typing ./assembler.ex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0">
        <draw:frame presentation:style-name="pr3" draw:layer="layout" svg:width="22.5cm" svg:height="3.067cm" svg:x="1.4cm" svg:y="0.8cm" presentation:class="title" presentation:user-transformed="true">
          <draw:text-box>
            <text:p>REQUIREMENT ANALYSIS</text:p>
          </draw:text-box>
        </draw:frame>
        <draw:frame presentation:style-name="pr8" draw:text-style-name="P2" draw:layer="layout" svg:width="25.2cm" svg:height="15.208cm" svg:x="1.4cm" svg:y="4.192cm" presentation:class="subtitle" presentation:user-transformed="true">
          <draw:text-box>
            <text:list text:style-name="L3">
              <text:list-item>
                <text:p text:style-name="P2"><text:span text:style-name="T2"><text:s/></text:span><text:span text:style-name="T2">A set of 3 main registers Accumulator,Index <text:s text:c="4"/>Register, Base Register used to provide basic functionality.</text:span></text:p>
              </text:list-item>
              <text:list-item>
                <text:p text:style-name="P2"><text:span text:style-name="T2"><text:s/></text:span><text:span text:style-name="T2">A program counter which contains the next <text:s/>instruction to be executed.</text:span></text:p>
              </text:list-item>
              <text:list-item>
                <text:p text:style-name="P2"><text:span text:style-name="T2"><text:s text:c="2"/></text:span><text:span text:style-name="T2">To resolve forward references we need all the <text:s text:c="2"/>data structures needed during the Pass 1 of a two pass assembler.</text:span></text:p>
              </text:list-item>
              <text:list-item>
                <text:p text:style-name="P2"><text:span text:style-name="T2"><text:s text:c="2"/></text:span><text:span text:style-name="T2">We need to have a memory set aside for the SIC machine. </text:span>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3T1">
        <draw:frame presentation:style-name="pr6" draw:layer="layout" svg:width="22.5cm" svg:height="3.067cm" svg:x="1.4cm" svg:y="0.8cm" presentation:class="title" presentation:user-transformed="true">
          <draw:text-box>
            <text:p>REQUIREMENT ANALYSI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A Graphical user interface for the SIC Machine which can interactively execute, debug and display outputs of assembly language programs.</text:p>
              </text:list-item>
              <text:list-item>
                <text:p>An error detector and handler for the sam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3T1">
        <draw:frame presentation:style-name="pr6" draw:layer="layout" svg:width="22.5cm" svg:height="3.067cm" svg:x="1.4cm" svg:y="0.8cm" presentation:class="title">
          <draw:text-box>
            <text:p>IMPLEMENTATION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The code for SIC is written in C++ using the Qt integrated development environment.</text:p>
              </text:list-item>
              <text:list-item>
                <text:p>Code is written using a software engineering approach by dividing them into small modules which eases maintenance , expedites bug fixes and palliates the testers headache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3T1">
        <draw:frame presentation:style-name="pr6" draw:layer="layout" svg:width="22.5cm" svg:height="3.067cm" svg:x="1.4cm" svg:y="0.8cm" presentation:class="title">
          <draw:text-box>
            <text:p>FILES 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Assembler.pro : The master file that contains the location information of the other files along with other details.</text:p>
              </text:list-item>
              <text:list-item>
                <text:p>Notepad.h <text:s/>: A header file that contains all the information about the clickables in the GUI along with all other header files.</text:p>
              </text:list-item>
              <text:list-item>
                <text:p>Main.cpp <text:s/>: A c++ file that initializes and displays the GUI on screen. It forks a new process for the GUI and uses exec to separate it from the parent proces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3T1">
        <draw:frame presentation:style-name="pr6" draw:layer="layout" svg:width="22.5cm" svg:height="3.067cm" svg:x="1.4cm" svg:y="0.8cm" presentation:class="title">
          <draw:text-box>
            <text:p>FILES</text:p>
          </draw:text-box>
        </draw:frame>
        <draw:frame presentation:style-name="pr7" draw:layer="layout" svg:width="25.2cm" svg:height="12.179cm" svg:x="1.2cm" svg:y="5.2cm" presentation:class="outline" presentation:user-transformed="true">
          <draw:text-box>
            <text:list text:style-name="L2">
              <text:list-item>
                <text:p>Notepad.cpp <text:s/>: <text:s/>The file that contains the source code for the simulator.</text:p>
              </text:list-item>
              <text:list-item>
                <text:p>Notepad.ui <text:s/>: <text:s/>The file that contains the UI data for the simulato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3T1">
        <draw:frame presentation:style-name="pr6" draw:layer="layout" svg:width="22.5cm" svg:height="3.067cm" svg:x="1.4cm" svg:y="0.8cm" presentation:class="title">
          <draw:text-box>
            <text:p>INSTRUCTION SET 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LDA</text:span> : Loads the Accumulator with a given value.</text:p>
              </text:list-item>
              <text:list-item>
                <text:p><text:span text:style-name="T3">LDX</text:span> : Loads the Index register with a given value.</text:p>
              </text:list-item>
              <text:list-item>
                <text:p><text:span text:style-name="T3">LDS</text:span> <text:s/>: Loads dedicated String register with a given value from data segment.</text:p>
              </text:list-item>
              <text:list-item>
                <text:p><text:span text:style-name="T3">MOVAX</text:span> <text:s/>: Moves content of Index regsiter to Accumulator.</text:p>
              </text:list-item>
              <text:list-item>
                <text:p><text:span text:style-name="T4">MOVAX</text:span> <text:s/>: Moves content of Accumulator to Index Registe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3T1">
        <draw:frame presentation:style-name="pr6" draw:layer="layout" svg:width="22.5cm" svg:height="3.067cm" svg:x="1.4cm" svg:y="0.8cm" presentation:class="title">
          <draw:text-box>
            <text:p>INSTRUCTION SET</text:p>
          </draw:text-box>
        </draw:frame>
        <draw:frame presentation:style-name="pr7" draw:text-style-name="P3" draw:layer="layout" svg:width="25.2cm" svg:height="12.179cm" svg:x="1.4cm" svg:y="5.066cm" presentation:class="outline">
          <draw:text-box>
            <text:list text:style-name="L2">
              <text:list-item>
                <text:p text:style-name="P3"><text:span text:style-name="T3">MOVAB </text:span><text:span text:style-name="T4"><text:s/>: Moves the value from Base register to Accumulator.</text:span></text:p>
              </text:list-item>
              <text:list-item>
                <text:p text:style-name="P3"><text:span text:style-name="T3">MOVBA</text:span><text:span text:style-name="T4"> : <text:s/>Moves the value from Accumulator to Base Register.</text:span></text:p>
              </text:list-item>
              <text:list-item>
                <text:p text:style-name="P3"><text:span text:style-name="T3">TIX</text:span><text:span text:style-name="T4"> <text:s/>: Increases the index register value by 1.</text:span></text:p>
              </text:list-item>
              <text:list-item>
                <text:p text:style-name="P3"><text:span text:style-name="T4">JEQ <text:s/>: Jump on equal. If equal flag is set the jump is performed.</text:span></text:p>
              </text:list-item>
              <text:list-item>
                <text:p text:style-name="P3"><text:span text:style-name="T3">JLT</text:span><text:span text:style-name="T4"> <text:s/>: Jump less than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3T1">
        <draw:frame presentation:style-name="pr6" draw:layer="layout" svg:width="22.5cm" svg:height="3.067cm" svg:x="1.4cm" svg:y="0.8cm" presentation:class="title">
          <draw:text-box>
            <text:p>INSTRUCTION SET</text:p>
          </draw:text-box>
        </draw:frame>
        <draw:frame presentation:style-name="pr7" draw:layer="layout" svg:width="25.2cm" svg:height="13.134cm" svg:x="1.4cm" svg:y="5.066cm" presentation:class="outline" presentation:user-transformed="true">
          <draw:text-box>
            <text:list text:style-name="L2">
              <text:list-item>
                <text:p><text:span text:style-name="T3">JGT</text:span> <text:s/>: Jump greater than.</text:p>
              </text:list-item>
              <text:list-item>
                <text:p><text:span text:style-name="T4">J</text:span> <text:s/>: Unconditional jump.</text:p>
              </text:list-item>
              <text:list-item>
                <text:p><text:span text:style-name="T3">STA</text:span> <text:s/>: Save the value in the Accumulator to some operand in the data segment.</text:p>
              </text:list-item>
              <text:list-item>
                <text:p><text:span text:style-name="T4">STX</text:span> <text:s/>: Save the value in the Index register to some operand in the data segment.</text:p>
              </text:list-item>
              <text:list-item>
                <text:p><text:span text:style-name="T3">ADD</text:span> <text:s/>: Addition of some value with the value in accumulator and then save the result in the accumulator. <text:s/>A = A + valu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3T1">
        <draw:frame presentation:style-name="pr6" draw:layer="layout" svg:width="22.5cm" svg:height="3.067cm" svg:x="1.4cm" svg:y="0.8cm" presentation:class="title">
          <draw:text-box>
            <text:p>INSTRUCTION SET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SUB</text:span> <text:s/>: <text:s/>Subtraction of some value with the value in accumulator and then save the result in the accumulator. <text:s/>A = A – value</text:p>
              </text:list-item>
              <text:list-item>
                <text:p><text:span text:style-name="T4">MUL</text:span> <text:s/>: <text:s/>Multiplication of some value with the value in accumulator and then save the result in the accumulator. <text:s/>A = A * value</text:p>
              </text:list-item>
              <text:list-item>
                <text:p><text:span text:style-name="T3">ADDF</text:span> <text:s/>: Floating point addition.</text:p>
              </text:list-item>
              <text:list-item>
                <text:p><text:span text:style-name="T3">MULF</text:span> <text:s/>: <text:s/>Floating point multiplicatio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3T1">
        <draw:frame presentation:style-name="pr6" draw:layer="layout" svg:width="22.5cm" svg:height="3.067cm" svg:x="1.4cm" svg:y="0.8cm" presentation:class="title" presentation:user-transformed="true">
          <draw:text-box>
            <text:p>INSTRUCTION SET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SUBF</text:span> <text:s/>: <text:s/>Floating point subtraction.</text:p>
              </text:list-item>
              <text:list-item>
                <text:p><text:span text:style-name="T3">CMP</text:span> <text:s/>: <text:s/>Compare function.</text:p>
              </text:list-item>
              <text:list-item>
                <text:p><text:span text:style-name="T3">CMPS</text:span> <text:s/>: Compare function for string.</text:p>
              </text:list-item>
              <text:list-item>
                <text:p><text:span text:style-name="T3">STAM</text:span> <text:s/>: Save accumulator value to memory.</text:p>
              </text:list-item>
              <text:list-item>
                <text:p><text:span text:style-name="T3">STXM</text:span> <text:s/>: Save the value in index register to memor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3T1">
        <draw:frame presentation:style-name="pr6" draw:layer="layout" svg:width="22.5cm" svg:height="3.067cm" svg:x="1.4cm" svg:y="0.8cm" presentation:class="title">
          <draw:text-box>
            <text:p>DATA STRUCTURES USED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SYMBOL TABLE</text:span> : To save forward references.</text:p>
                <text:p>map&lt;string, int&gt; SYMTAB;</text:p>
              </text:list-item>
              <text:list-item>
                <text:p><text:span text:style-name="T3">Array of Structures for implementing memory.</text:span></text:p>
                <text:p>struct Memory {</text:p>
                <text:p><text:s text:c="4"/>int number;</text:p>
                <text:p>} mem[1000];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3T1">
        <draw:frame presentation:style-name="pr6" draw:layer="layout" svg:width="22.5cm" svg:height="3.067cm" svg:x="1.4cm" svg:y="0.8cm" presentation:class="title">
          <draw:text-box>
            <text:p>DATA STRUCTURES USED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3">Array of Structures for implementing data segment.</text:span></text:p>
                <text:p><text:span text:style-name="T4">struct Data {</text:span></text:p>
                <text:p><text:span text:style-name="T4"><text:s text:c="4"/></text:span><text:span text:style-name="T4">string varname;</text:span></text:p>
                <text:p><text:span text:style-name="T4"><text:s text:c="4"/></text:span><text:span text:style-name="T4">bool reserve;</text:span></text:p>
                <text:p><text:span text:style-name="T4"><text:s text:c="4"/></text:span><text:span text:style-name="T4">bool word;</text:span></text:p>
                <text:p><text:span text:style-name="T4"><text:s text:c="4"/></text:span><text:span text:style-name="T4">bool hex;</text:span></text:p>
                <text:p><text:span text:style-name="T4"><text:s text:c="4"/></text:span><text:span text:style-name="T4">char value[100];</text:span></text:p>
                <text:p><text:span text:style-name="T4">} dat[100];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3T1">
        <draw:frame presentation:style-name="pr6" draw:layer="layout" svg:width="22.5cm" svg:height="3.067cm" svg:x="1.4cm" svg:y="0.8cm" presentation:class="title">
          <draw:text-box>
            <text:p>DATA STRUCTURES USED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3">Array of Structures for implementing registers.</text:span></text:p>
                <text:p><text:span text:style-name="T4">struct Register {</text:span></text:p>
                <text:p><text:span text:style-name="T4"><text:s text:c="3"/></text:span><text:span text:style-name="T4">char *value ;</text:span></text:p>
                <text:p><text:span text:style-name="T4">} reg[4];</text:span></text:p>
              </text:list-item>
              <text:list-item>
                <text:p><text:span text:style-name="T4">Reg[0] <text:s/>: Accumulator</text:span></text:p>
              </text:list-item>
              <text:list-item>
                <text:p><text:span text:style-name="T4">Reg[1] : Index Register</text:span></text:p>
              </text:list-item>
              <text:list-item>
                <text:p><text:span text:style-name="T4">Reg[2] <text:s/>: Base regist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3T1">
        <draw:frame presentation:style-name="pr6" draw:layer="layout" svg:width="22.5cm" svg:height="3.067cm" svg:x="1.4cm" svg:y="0.8cm" presentation:class="title">
          <draw:text-box>
            <text:p>DATA STRUCTURES USED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Program Counter </text:p>
              </text:list-item>
              <text:list-item>
                <text:p>Zero Flag <text:s/>: <text:s/>One bit. 1 for True and <text:s/>for false.</text:p>
              </text:list-item>
              <text:list-item>
                <text:p>Equal Flag <text:s/>: <text:s/>One bit. 1 for True and <text:s/>for false.</text:p>
              </text:list-item>
              <text:list-item>
                <text:p>Error Flag <text:s/>: <text:s/>Used for error detectio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ntage" presentation:presentation-page-layout-name="AL3T1">
        <draw:frame presentation:style-name="pr6" draw:layer="layout" svg:width="22.5cm" svg:height="3.067cm" svg:x="1.4cm" svg:y="0.8cm" presentation:class="title">
          <draw:text-box>
            <text:p>MODULES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void PASS1(char *filename) <text:s/>: Performs the first pass of the given program. Saves references to SYMBOL TABLE.</text:p>
              </text:list-item>
              <text:list-item>
                <text:p>int getDataPosition(string &amp;operand) <text:s/>: A utility function to get data value from data segment.</text:p>
              </text:list-item>
              <text:list-item>
                <text:p>void executeCode() : <text:s/>Executes the assembly language program.</text:p>
              </text:list-item>
              <text:list-item>
                <text:p>int debugCode() <text:s/>: <text:s text:c="2"/>Executes the assembly language program line by line returning appropriate values to the caller modul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ntage" presentation:presentation-page-layout-name="AL3T1">
        <draw:frame presentation:style-name="pr6" draw:layer="layout" svg:width="22.5cm" svg:height="3.067cm" svg:x="1.4cm" svg:y="0.8cm" presentation:class="title">
          <draw:text-box>
            <text:p>MODULE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void printDataLines() : A utility function to print data lines to the console for debugging</text:p>
              </text:list-item>
              <text:list-item>
                <text:p>Every instruction is a separate function in the source file.</text:p>
              </text:list-item>
              <text:list-item>
                <text:p>GUI function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ntage" presentation:presentation-page-layout-name="AL3T1">
        <draw:frame presentation:style-name="pr6" draw:layer="layout" svg:width="22.5cm" svg:height="3.067cm" svg:x="1.4cm" svg:y="0.8cm" presentation:class="title">
          <draw:text-box>
            <text:p>GUI ELEMENT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Notepad : A text edit element for writing, editing assembly language cod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Vintage" presentation:presentation-page-layout-name="AL3T1">
        <draw:frame presentation:style-name="pr6" draw:layer="layout" svg:width="22.5cm" svg:height="3.067cm" svg:x="1.4cm" svg:y="0.8cm" presentation:class="title">
          <draw:text-box>
            <text:p>GUI ELEMENT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VARIABLES </text:span>: <text:s/>Line edit elements for all the variables.</text:p>
                <text:list>
                  <text:list-item>
                    <text:p>String : <text:s/>For String Inputs.</text:p>
                  </text:list-item>
                  <text:list-item>
                    <text:p>Number : For Numeric Inputs.</text:p>
                  </text:list-item>
                  <text:list-item>
                    <text:p>Output <text:s/>: For Numeric Output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Vintage" presentation:presentation-page-layout-name="AL3T1">
        <draw:frame presentation:style-name="pr6" draw:layer="layout" svg:width="22.5cm" svg:height="3.067cm" svg:x="1.4cm" svg:y="0.8cm" presentation:class="title">
          <draw:text-box>
            <text:p>GUI ELEMENT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Register : Line edit elements in Qt</text:p>
                <text:list>
                  <text:list-item>
                    <text:p>Accumulator</text:p>
                  </text:list-item>
                  <text:list-item>
                    <text:p>Index Register</text:p>
                  </text:list-item>
                  <text:list-item>
                    <text:p>Base Register</text:p>
                  </text:list-item>
                  <text:list-item>
                    <text:p>Program Coun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Vintage" presentation:presentation-page-layout-name="AL3T1">
        <draw:frame presentation:style-name="pr6" draw:layer="layout" svg:width="22.5cm" svg:height="3.067cm" svg:x="1.4cm" svg:y="0.8cm" presentation:class="title">
          <draw:text-box>
            <text:p>GUI ELEMENT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Buttons <text:s/>:</text:p>
                <text:list>
                  <text:list-item>
                    <text:p>Run <text:s/>: To execute the assembled program.</text:p>
                  </text:list-item>
                  <text:list-item>
                    <text:p>Clear <text:s/>: <text:s/>To clear the text editor ,variables and registers.</text:p>
                  </text:list-item>
                  <text:list-item>
                    <text:p>Quit <text:s/>: To quit the window.</text:p>
                  </text:list-item>
                  <text:list-item>
                    <text:p>To hex <text:s/>: To change variables, register and memory values to hexadecimal values.</text:p>
                  </text:list-item>
                  <text:list-item>
                    <text:p>To hex <text:s/>: To change variables, register and memory values to decimal values.</text:p>
                  </text:list-item>
                  <text:list-item>
                    <text:p>Clear Memory : To clear the memo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Vintage" presentation:presentation-page-layout-name="AL3T1">
        <draw:frame presentation:style-name="pr6" draw:layer="layout" svg:width="22.5cm" svg:height="3.067cm" svg:x="1.4cm" svg:y="0.8cm" presentation:class="title" presentation:placeholder="true">
          <draw:text-box/>
        </draw:frame>
        <draw:frame presentation:style-name="pr7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Vintage" presentation:presentation-page-layout-name="AL3T1">
        <draw:frame presentation:style-name="pr6" draw:layer="layout" svg:width="22.5cm" svg:height="3.067cm" svg:x="1.4cm" svg:y="0.8cm" presentation:class="title">
          <draw:text-box>
            <text:p>GUI ELEMENT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Memory <text:s/>: Qtable widget for implementing memor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Vintage" presentation:presentation-page-layout-name="AL3T1">
        <draw:frame presentation:style-name="pr6" draw:layer="layout" svg:width="22.5cm" svg:height="3.067cm" svg:x="1.4cm" svg:y="0.8cm" presentation:class="title">
          <draw:text-box>
            <text:p>GUI ELEMENT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SYMBOL TABLE <text:s/>: Qtable widget for implementing the symbol table.</text:p>
                <text:list>
                  <text:list-item>
                    <text:p>Rows : Number</text:p>
                  </text:list-item>
                  <text:list-item>
                    <text:p>Columns : 1 -&gt; Symbol , 2 -&gt; Lin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Vintage" presentation:presentation-page-layout-name="AL3T1">
        <draw:frame presentation:style-name="pr6" draw:layer="layout" svg:width="22.5cm" svg:height="3.067cm" svg:x="1.4cm" svg:y="0.8cm" presentation:class="title">
          <draw:text-box>
            <text:p>GUI ELEMENT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Debugger : Qtable widget for debugging process.</text:p>
                <text:list>
                  <text:list-item>
                    <text:p>Debug button for instruction by instruction execution</text:p>
                  </text:list-item>
                  <text:list-item>
                    <text:p>Clear Debug for clearing the table.</text:p>
                  </text:list-item>
                  <text:list-item>
                    <text:p>Columns : 1 -&gt; LABEL , 2 -&gt; INSTRUCTION , 3 -&gt; OPERAND</text:p>
                  </text:list-item>
                  <text:list-item>
                    <text:p>Rows <text:s/>: 1 -&gt; PREVIOUSLY EXECUTED INSTRUCTION <text:s/>, <text:s/>2 -&gt; CURRENTLY EXECUTED INSTRUCTION <text:s/>, 3 -&gt; INSTRUCTION TO BE EXECUTED N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Vintage" presentation:presentation-page-layout-name="AL3T1">
        <draw:frame presentation:style-name="pr6" draw:layer="layout" svg:width="22.5cm" svg:height="3.067cm" svg:x="1.4cm" svg:y="0.8cm" presentation:class="title">
          <draw:text-box>
            <text:p>GUI ELEMENT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Special Features : </text:p>
                <text:list>
                  <text:list-item>
                    <text:p>Execution Progress : <text:s/>Tracks how much of the code is left to be executed in debug mode. </text:p>
                  </text:list-item>
                  <text:list-item>
                    <text:p>Save menu option <text:s/>: Saves the edited file in text editor to the disk.</text:p>
                  </text:list-item>
                  <text:list-item>
                    <text:p>Error Handling <text:s/>: Alerts the user if any opcode or label is not found in the assembly language program by using QmessageDialo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Vintage" presentation:presentation-page-layout-name="AL3T1">
        <draw:frame presentation:style-name="pr6" draw:layer="layout" svg:width="22.5cm" svg:height="3.457cm" svg:x="1.4cm" svg:y="0.605cm" presentation:class="title" presentation:user-transformed="true">
          <draw:text-box>
            <text:p>INTEGRATING UI WITH SIMULATO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A number of modules were used to integrate the developed User Interface with the actual simulator coded in command line interface.</text:p>
              </text:list-item>
              <text:list-item>
                <text:p>Notepad::Notepad(QWidget *parent) : For initialsing notepad. A constructor.</text:p>
              </text:list-item>
              <text:list-item>
                <text:p>Notepad::~Notepad() <text:s/>: A destructor.</text:p>
              </text:list-item>
              <text:list-item>
                <text:p>void Notepad::on_actionOpen_triggered() <text:s/>: When the notepad is opened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Vintage" presentation:presentation-page-layout-name="AL3T1">
        <draw:frame presentation:style-name="pr6" draw:layer="layout" svg:width="22.5cm" svg:height="3.457cm" svg:x="1.4cm" svg:y="0.605cm" presentation:class="title" presentation:user-transformed="true">
          <draw:text-box>
            <text:p>INTEGRATING UI WITH SIMULATO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void Notepad::on_actionSave_triggered() <text:s/>: <text:s/>For saving changes made to workspace.</text:p>
              </text:list-item>
              <text:list-item>
                <text:p>void Notepad::on_pushButton_clicked() <text:s/>: <text:s/>For code execution.</text:p>
              </text:list-item>
              <text:list-item>
                <text:p>void Notepad::on_clear_clicked() <text:s/>: <text:s/>For clearing window elements.</text:p>
              </text:list-item>
              <text:list-item>
                <text:p>void Notepad::on_debug_clicked() <text:s/>: To debug code instruction by instructio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Vintage" presentation:presentation-page-layout-name="AL3T1">
        <draw:frame presentation:style-name="pr6" draw:layer="layout" svg:width="22.5cm" svg:height="3.457cm" svg:x="1.4cm" svg:y="0.605cm" presentation:class="title" presentation:user-transformed="true">
          <draw:text-box>
            <text:p>INTEGRATING UI WITH SIMULATO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void Notepad::on_pushButton_3_clicked() <text:s/>: For writing to memory.</text:p>
              </text:list-item>
              <text:list-item>
                <text:p>void Notepad::on_pushButton_4_clicked() <text:s/>: Clears debug.</text:p>
              </text:list-item>
              <text:list-item>
                <text:p>void Notepad::on_decimal_clicked() <text:s/>: Converts data values to decimal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Vintage" presentation:presentation-page-layout-name="AL3T1">
        <draw:frame presentation:style-name="pr6" draw:layer="layout" svg:width="22.5cm" svg:height="3.067cm" svg:x="1.4cm" svg:y="0.533cm" presentation:class="title" presentation:user-transformed="true">
          <draw:text-box>
            <text:p>LIST OF PROGRAM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Nth Fibonacci Number</text:p>
              </text:list-item>
              <text:list-item>
                <text:p>Factorial of n</text:p>
              </text:list-item>
              <text:list-item>
                <text:p>Substring search</text:p>
              </text:list-item>
              <text:list-item>
                <text:p>Bubble sor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E9F71E84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22:34:38.440264526</meta:creation-date>
    <dc:date>2016-11-25T01:45:06.145464421</dc:date>
    <meta:editing-duration>PT3H5M11S</meta:editing-duration>
    <meta:editing-cycles>352</meta:editing-cycles>
    <meta:generator>LibreOffice/4.2.4.2$Linux_X86_64 LibreOffice_project/420m0$Build-2</meta:generator>
    <meta:document-statistic meta:object-count="160"/>
  </office:meta>
</office:document-meta>
</file>